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Times new roman" fo:font-size="13pt" officeooo:paragraph-rsid="00086023" style:font-size-asian="13pt" style:font-size-complex="13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Times new roman" fo:font-size="13pt" fo:font-weight="bold" officeooo:paragraph-rsid="00086023" style:font-size-asian="13pt" style:font-weight-asian="bold" style:font-size-complex="13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Times new roman" fo:font-size="13pt" officeooo:paragraph-rsid="00086023" style:font-size-asian="13pt" style:font-size-complex="13pt"/>
    </style:style>
    <style:style style:name="P4" style:family="paragraph" style:parent-style-name="Standard" style:master-page-name="Standard">
      <style:paragraph-properties fo:margin-top="0cm" fo:margin-bottom="0.353cm" style:contextual-spacing="false" fo:line-height="115%" fo:text-align="center" style:justify-single-word="false" style:page-number="1"/>
      <style:text-properties style:font-name="Times new roman" fo:font-size="14pt" officeooo:paragraph-rsid="00086023" style:font-size-asian="14pt" style:font-size-complex="14pt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officeooo:paragraph-rsid="00086023" style:font-size-asian="14pt" style:font-size-complex="14pt"/>
    </style:style>
    <style:style style:name="P6" style:family="paragraph" style:parent-style-name="Standard">
      <style:paragraph-properties fo:margin-left="8.742cm" fo:margin-top="0cm" fo:margin-bottom="0.353cm" style:contextual-spacing="false" fo:line-height="115%"/>
      <style:text-properties style:font-name="Times new roman" fo:font-size="14pt" officeooo:paragraph-rsid="00086023" style:font-size-asian="14pt" style:font-size-complex="14pt"/>
    </style:style>
    <style:style style:name="P7" style:family="paragraph" style:parent-style-name="Standard">
      <style:paragraph-properties fo:margin-left="8.742cm" fo:margin-top="0cm" fo:margin-bottom="0.353cm" style:contextual-spacing="false" fo:line-height="115%"/>
      <style:text-properties style:font-name="Times new roman" fo:font-size="14pt" officeooo:paragraph-rsid="000a2ea5" style:font-size-asian="14pt" style:font-size-complex="14pt"/>
    </style:style>
    <style:style style:name="P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officeooo:rsid="00086023" officeooo:paragraph-rsid="00086023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style:page-number="auto" fo:break-before="page" fo:background-color="transparent"/>
      <style:text-properties style:font-name="Times new roman" fo:font-size="14pt" officeooo:rsid="000a2ea5" officeooo:paragraph-rsid="000a2ea5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ackground-color="transparent"/>
      <style:text-properties style:font-name="Times new roman" fo:font-size="14pt" fo:font-weight="bold" officeooo:rsid="000a2ea5" officeooo:paragraph-rsid="000a2ea5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  <style:text-properties style:font-name="Times new roman" fo:font-size="14pt" fo:font-weight="bold" officeooo:rsid="000c05e8" officeooo:paragraph-rsid="000c05e8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  <style:text-properties style:font-name="Times new roman" fo:font-size="14pt" fo:font-weight="normal" officeooo:rsid="000a2ea5" officeooo:paragraph-rsid="000a2ea5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reak-before="page" fo:background-color="transparent"/>
      <style:text-properties style:font-name="Times new roman" fo:font-size="14pt" fo:font-weight="normal" officeooo:rsid="000a2ea5" officeooo:paragraph-rsid="000a2ea5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  <style:text-properties style:font-name="Times new roman" fo:font-size="14pt" fo:font-weight="normal" officeooo:rsid="000c05e8" officeooo:paragraph-rsid="000c05e8" style:font-size-asian="14pt" style:font-weight-asian="normal" style:font-size-complex="14pt" style:font-weight-complex="normal"/>
    </style:style>
    <style:style style:name="P15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.801cm" style:auto-text-indent="false" style:page-number="auto" fo:background-color="transparent">
        <style:tab-stops>
          <style:tab-stop style:position="1.296cm"/>
        </style:tab-stops>
      </style:paragraph-properties>
      <style:text-properties style:font-name="Times new roman" fo:font-size="14pt" fo:font-weight="normal" officeooo:rsid="000c05e8" officeooo:paragraph-rsid="000c05e8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.801cm" style:auto-text-indent="false" fo:background-color="transparent">
        <style:tab-stops>
          <style:tab-stop style:position="1.296cm"/>
        </style:tab-stops>
      </style:paragraph-properties>
      <style:text-properties style:font-name="Times new roman" fo:font-size="14pt" fo:font-weight="normal" officeooo:rsid="000c05e8" officeooo:paragraph-rsid="000c05e8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>
        <style:tab-stops>
          <style:tab-stop style:position="1.296cm"/>
        </style:tab-stops>
      </style:paragraph-properties>
      <style:text-properties style:font-name="Times new roman" fo:font-size="14pt" fo:font-weight="normal" officeooo:rsid="000c05e8" officeooo:paragraph-rsid="000c05e8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ackground-color="transparent"/>
      <style:text-properties style:font-name="Times new roman" fo:font-size="14pt" fo:font-weight="normal" officeooo:rsid="000c05e8" officeooo:paragraph-rsid="000f6d4b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fo:break-before="page" fo:background-color="transparent">
        <style:tab-stops>
          <style:tab-stop style:position="1.296cm"/>
        </style:tab-stops>
      </style:paragraph-properties>
      <style:text-properties style:font-name="Times new roman" fo:font-size="14pt" fo:font-weight="normal" officeooo:rsid="000c05e8" officeooo:paragraph-rsid="000c05e8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text-indent="0.801cm" style:auto-text-indent="false" fo:break-before="page" fo:background-color="transparent">
        <style:tab-stops>
          <style:tab-stop style:position="1.296cm"/>
        </style:tab-stops>
      </style:paragraph-properties>
      <style:text-properties style:font-name="Times new roman" fo:font-size="14pt" fo:font-weight="normal" officeooo:rsid="000c05e8" officeooo:paragraph-rsid="0014a147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text-indent="0.801cm" style:auto-text-indent="false" fo:background-color="transparent">
        <style:tab-stops>
          <style:tab-stop style:position="1.296cm"/>
        </style:tab-stops>
      </style:paragraph-properties>
      <style:text-properties style:font-name="Times new roman" fo:font-size="14pt" fo:font-weight="normal" officeooo:rsid="0015feb3" officeooo:paragraph-rsid="0015feb3" style:font-size-asian="14pt" style:font-weight-asian="normal" style:font-size-complex="14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 style:font-name-asian="Arial Unicode MS" style:font-name-complex="Arial Unicode MS"/>
    </style:style>
    <style:style style:name="T5" style:family="text">
      <style:text-properties fo:color="#000000" loext:opacity="100%" officeooo:rsid="00086023"/>
    </style:style>
    <style:style style:name="T6" style:family="text">
      <style:text-properties fo:color="#000000" loext:opacity="100%" officeooo:rsid="00115930"/>
    </style:style>
    <style:style style:name="T7" style:family="text">
      <style:text-properties fo:color="#000000" loext:opacity="100%" officeooo:rsid="0012b725"/>
    </style:style>
    <style:style style:name="T8" style:family="text">
      <style:text-properties fo:color="#000000" loext:opacity="100%" officeooo:rsid="0014a147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/></text:p>
      <text:p text:style-name="P5" loext:marker-style-name="T1"><text:span text:style-name="T1">МУНИЦИПАЛЬНОЕ АВТОНОМНОЕ ОБЩЕОБРАЗОВАТЕЛЬНОЕ УЧРЕЖДЕНИЕ</text:span></text:p>
      <text:p text:style-name="P5" loext:marker-style-name="T1"><text:span text:style-name="T1">«Лицей </text:span><text:span text:style-name="T4">№</text:span><text:span text:style-name="T1">17»</text:span></text:p>
      <text:p text:style-name="P1"/>
      <text:p text:style-name="P1"/>
      <text:p text:style-name="P1"/>
      <text:p text:style-name="P1"/>
      <text:p text:style-name="P2"/>
      <text:p text:style-name="P8" loext:marker-style-name="T2"><text:span text:style-name="T2">Создание языка программирования</text:span></text:p>
      <text:p text:style-name="P5" loext:marker-style-name="T1">Проектная<text:span text:style-name="T1"> работа</text:span></text:p>
      <text:p text:style-name="P1"/>
      <text:p text:style-name="P1"/>
      <text:p text:style-name="P1"/>
      <text:p text:style-name="P3"/>
      <text:p text:style-name="P3"/>
      <text:p text:style-name="P6" loext:marker-style-name="T1"><text:span text:style-name="T1">Выполнил ученик 10 класса А МАОУ «Лицей 17»</text:span></text:p>
      <text:p text:style-name="P6" loext:marker-style-name="T1"><text:span text:style-name="T1">Казаринов Илья Валерьевич</text:span></text:p>
      <text:p text:style-name="P7" loext:marker-style-name="T1"><text:span text:style-name="T1">Научный руководитель – </text:span><text:span text:style-name="T5"><text:s/>учитель информатики высшей квалификационной категории</text:span></text:p>
      <text:p text:style-name="P7" loext:marker-style-name="T1"><text:span text:style-name="T1">МАОУ «Лицей </text:span><text:span text:style-name="T4">№</text:span><text:span text:style-name="T1">17»</text:span></text:p>
      <text:p text:style-name="P7" loext:marker-style-name="T1"><text:span text:style-name="T1">Орлов Сергей Владимирович</text:span></text:p>
      <text:p text:style-name="P9" loext:marker-style-name="T1"><text:span text:style-name="T1">г. Северодвинск</text:span></text:p>
      <text:p text:style-name="P10" loext:marker-style-name="T1"><text:span text:style-name="T1">Оглавление</text:span></text:p>
      <text:p text:style-name="P12" loext:marker-style-name="T1"><text:span text:style-name="T1">Оглавление…………………………………………………………………………….</text:span></text:p>
      <text:p text:style-name="P12" loext:marker-style-name="T1"><text:span text:style-name="T1">Введение……………………………………………………………………………….</text:span></text:p>
      <text:p text:style-name="P12" loext:marker-style-name="T1"><text:span text:style-name="T1">Глава 1 </text:span></text:p>
      <text:p text:style-name="P13" loext:marker-style-name="T1"><text:span text:style-name="T1"/></text:p>
      <text:p text:style-name="P12" loext:marker-style-name="T1"><text:span text:style-name="T1"/></text:p>
      <text:p text:style-name="P11" loext:marker-style-name="T1"><text:span text:style-name="T1">Введение</text:span></text:p>
      <text:p text:style-name="P14" loext:marker-style-name="T1"><text:span text:style-name="T1"><text:tab/></text:span><text:span text:style-name="T3">Актуальность: </text:span><text:span text:style-name="T1">Создание языка программирования в котором важные действия не будут выполняться автоматически</text:span></text:p>
      <text:p text:style-name="P18" loext:marker-style-name="T1"><text:span text:style-name="T1"><text:tab/></text:span><text:span text:style-name="T3">Проблема: </text:span><text:span text:style-name="T1">создание языка программирования обусловлено тем, что в современных языках программирования много на первый взгляд неочевидных операций может выполняться вне видимости программиста, что может вызвать некоторые ошибки, вызванные недопониманием.</text:span></text:p>
      <text:p text:style-name="P14" loext:marker-style-name="T1"><text:span text:style-name="T3"><text:tab/>Объект исследов<text:tab/>ания — </text:span><text:span text:style-name="T1">языки программирования</text:span></text:p>
      <text:p text:style-name="P14" loext:marker-style-name="T1"><text:span text:style-name="T3"><text:tab/>Предмет исследледования — </text:span><text:span text:style-name="T1">Создание языка программирования</text:span></text:p>
      <text:p text:style-name="P14" loext:marker-style-name="T1"><text:span text:style-name="T3"><text:tab/>Цель исследования: </text:span><text:span text:style-name="T1">Создание обучающего языка программирования</text:span></text:p>
      <text:p text:style-name="P14" loext:marker-style-name="T1"><text:span text:style-name="T1"><text:tab/></text:span><text:span text:style-name="T3">Задачи:</text:span></text:p>
      <text:list text:style-name="L1">
        <text:list-item>
          <text:p text:style-name="P15" loext:marker-style-name="T1"><text:span text:style-name="T1">Создание системы типов</text:span></text:p>
        </text:list-item>
        <text:list-item>
          <text:p text:style-name="P16" loext:marker-style-name="T1"><text:span text:style-name="T1">Создание класса, отвечающего за стек</text:span></text:p>
        </text:list-item>
        <text:list-item>
          <text:p text:style-name="P16" loext:marker-style-name="T1"><text:span text:style-name="T1">создание обработчика инструкций</text:span></text:p>
        </text:list-item>
        <text:list-item>
          <text:p text:style-name="P16" loext:marker-style-name="T1"><text:span text:style-name="T1">Создание парсера инструкций</text:span></text:p>
        </text:list-item>
      </text:list>
      <text:p text:style-name="P17" loext:marker-style-name="T1"><text:span text:style-name="T1"><text:tab/>Методы исследования: программирование, моделирование</text:span></text:p>
      <text:p text:style-name="P19" loext:marker-style-name="T1"><text:span text:style-name="T1">Созд</text:span><text:span text:style-name="T6">ание системы типов</text:span></text:p>
      <text:p text:style-name="P17" loext:marker-style-name="T1">Для<text:span text:style-name="T6"> любого языка программирования необходимо иметь возможность хранить информацию. Почти в любом языке программирования это реализуется за счет переменных, это освобождает программиста от необходимости вручную обращаться к памяти и дает понятный и четкий способ обратиться к данным или изменить их. Исходя из этого язык программирования, который я создаю должен иметь механизм работы с переменными. Также для избежания ошибок связанных с неправильными типами аргументов переменные должны иметь типы. Типы, которые я реализовал: базовый тип, ссылка на переменную, указатель на переменную, структура</text:span><text:span text:style-name="T7">(является комбинацией других типов)</text:span><text:span text:style-name="T6">, массив, функция</text:span><text:span text:style-name="T8">(имеет типы аргументов и тип возвращаемого значения).</text:span></text:p>
      <text:list text:continue-numbering="true" text:style-name="L1">
        <text:list-header>
          <text:p text:style-name="P20" loext:marker-style-name="T1"><text:span text:style-name="T8">Создание класса, отвечающего за стек</text:span></text:p>
        </text:list-header>
      </text:list>
      <text:p text:style-name="P21" loext:marker-style-name="T1"><text:span text:style-name="T1">Что бы хранить переменные нужна память, и ею необходимо управлять. В программировании для хранения переменных стандартом считается использовать стек. В реализации стека необходимо, что бы он мог вернуть адрес переменной или ее поля(структуры или массива) в памяти, добавить(выделить память) переменную и освободить место от переменно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4T18:04:26.570509286</meta:creation-date>
    <dc:date>2025-12-28T19:10:07.317791644</dc:date>
    <meta:editing-duration>PT46M5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5" meta:paragraph-count="30" meta:word-count="267" meta:character-count="2225" meta:non-whitespace-character-count="1980"/>
  </office:meta>
</office:document-meta>
</file>